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f9e45" officeooo:paragraph-rsid="001f9e45"/>
    </style:style>
    <style:style style:name="P2" style:family="paragraph" style:parent-style-name="Text_20_body">
      <style:paragraph-properties fo:line-height="115%"/>
      <style:text-properties officeooo:paragraph-rsid="001f9e45"/>
    </style:style>
    <style:style style:name="P3" style:family="paragraph" style:parent-style-name="Text_20_body" style:list-style-name="L6" style:master-page-name="">
      <loext:graphic-properties draw:fill="none"/>
      <style:paragraph-properties fo:margin-left="0.3118in" fo:margin-right="0in" fo:margin-top="0in" fo:margin-bottom="0.0972in" style:contextual-spacing="false" fo:line-height="115%" fo:text-indent="-0.3118in" style:auto-text-indent="false" style:page-number="auto" fo:background-color="transparent"/>
      <style:text-properties officeooo:paragraph-rsid="0031eee9"/>
    </style:style>
    <style:style style:name="P4" style:family="paragraph" style:parent-style-name="Text_20_body">
      <style:paragraph-properties fo:line-height="115%"/>
      <style:text-properties officeooo:rsid="0021753a" officeooo:paragraph-rsid="0021753a"/>
    </style:style>
    <style:style style:name="P5" style:family="paragraph" style:parent-style-name="Text_20_body">
      <style:paragraph-properties fo:line-height="115%"/>
      <style:text-properties officeooo:rsid="0021753a" officeooo:paragraph-rsid="0022718e"/>
    </style:style>
    <style:style style:name="P6" style:family="paragraph" style:parent-style-name="Text_20_body">
      <style:paragraph-properties fo:line-height="115%"/>
      <style:text-properties officeooo:rsid="0022718e" officeooo:paragraph-rsid="0022718e"/>
    </style:style>
    <style:style style:name="P7" style:family="paragraph" style:parent-style-name="Text_20_body">
      <style:paragraph-properties fo:line-height="115%"/>
      <style:text-properties officeooo:rsid="00244836" officeooo:paragraph-rsid="00244836"/>
    </style:style>
    <style:style style:name="P8" style:family="paragraph" style:parent-style-name="Text_20_body">
      <style:paragraph-properties fo:line-height="115%"/>
      <style:text-properties officeooo:rsid="00267988" officeooo:paragraph-rsid="00267988"/>
    </style:style>
    <style:style style:name="P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8b464" officeooo:paragraph-rsid="002c114c"/>
    </style:style>
    <style:style style:name="P10" style:family="paragraph" style:parent-style-name="Text_20_body">
      <style:paragraph-properties fo:line-height="115%"/>
      <style:text-properties officeooo:rsid="002f18cf" officeooo:paragraph-rsid="002f18cf"/>
    </style:style>
    <style:style style:name="P11" style:family="paragraph" style:parent-style-name="Text_20_body" style:list-style-name="L6" style:master-page-name="">
      <loext:graphic-properties draw:fill="none"/>
      <style:paragraph-properties fo:margin-left="0.3118in" fo:margin-right="0in" fo:margin-top="0in" fo:margin-bottom="0.0972in" style:contextual-spacing="false" fo:line-height="115%" fo:text-indent="-0.3118in" style:auto-text-indent="false" style:page-number="auto" fo:background-color="transparent"/>
      <style:text-properties officeooo:rsid="002f18cf" officeooo:paragraph-rsid="002f18cf"/>
    </style:style>
    <style:style style:name="P12" style:family="paragraph" style:parent-style-name="Text_20_body" style:list-style-name="L6" style:master-page-name="">
      <loext:graphic-properties draw:fill="none"/>
      <style:paragraph-properties fo:margin-left="0.3118in" fo:margin-right="0in" fo:margin-top="0in" fo:margin-bottom="0.0972in" style:contextual-spacing="false" fo:line-height="115%" fo:text-indent="-0.5in" style:auto-text-indent="false" style:page-number="auto" fo:background-color="transparent"/>
      <style:text-properties officeooo:rsid="002f18cf" officeooo:paragraph-rsid="0031eee9"/>
    </style:style>
    <style:style style:name="P13" style:family="paragraph" style:parent-style-name="Text_20_body" style:list-style-name="L6">
      <style:paragraph-properties fo:line-height="115%"/>
      <style:text-properties fo:font-weight="bold" officeooo:rsid="002c114c" officeooo:paragraph-rsid="002c114c" style:font-weight-asian="bold" style:font-weight-complex="bold"/>
    </style:style>
    <style:style style:name="P14" style:family="paragraph" style:parent-style-name="Text_20_body" style:list-style-name="L6">
      <loext:graphic-properties draw:fill="none"/>
      <style:paragraph-properties fo:margin-left="-0.1882in" fo:margin-right="0in" fo:margin-top="0in" fo:margin-bottom="0.0972in" style:contextual-spacing="false" fo:line-height="115%" fo:text-indent="0in" style:auto-text-indent="false" fo:background-color="transparent"/>
      <style:text-properties officeooo:rsid="002fd311" officeooo:paragraph-rsid="0030b42e"/>
    </style:style>
    <style:style style:name="P15" style:family="paragraph" style:parent-style-name="Text_20_body" style:list-style-name="L6">
      <loext:graphic-properties draw:fill="none"/>
      <style:paragraph-properties fo:margin-top="0in" fo:margin-bottom="0.0972in" style:contextual-spacing="false" fo:line-height="115%" fo:background-color="transparent"/>
      <style:text-properties officeooo:rsid="0031eee9" officeooo:paragraph-rsid="0031eee9"/>
    </style:style>
    <style:style style:name="P16" style:family="paragraph" style:parent-style-name="Text_20_body">
      <style:paragraph-properties fo:line-height="115%"/>
      <style:text-properties officeooo:rsid="0035714b" officeooo:paragraph-rsid="0035714b"/>
    </style:style>
    <style:style style:name="T1" style:family="text">
      <style:text-properties fo:font-weight="bold" style:font-weight-asian="bold" style:font-weight-complex="bold"/>
    </style:style>
    <style:style style:name="T2" style:family="text">
      <style:text-properties officeooo:rsid="00213e1c"/>
    </style:style>
    <style:style style:name="T3" style:family="text">
      <style:text-properties officeooo:rsid="0022718e"/>
    </style:style>
    <style:style style:name="T4" style:family="text">
      <style:text-properties officeooo:rsid="00244836"/>
    </style:style>
    <style:style style:name="T5" style:family="text">
      <style:text-properties officeooo:rsid="00255e5f"/>
    </style:style>
    <style:style style:name="T6" style:family="text">
      <style:text-properties officeooo:rsid="0028b464"/>
    </style:style>
    <style:style style:name="T7" style:family="text">
      <style:text-properties officeooo:rsid="002b6d33"/>
    </style:style>
    <style:style style:name="T8" style:family="text">
      <style:text-properties officeooo:rsid="002fd311"/>
    </style:style>
    <style:style style:name="T9" style:family="text">
      <style:text-properties officeooo:rsid="0031eee9"/>
    </style:style>
    <style:style style:name="T10" style:family="text">
      <style:text-properties officeooo:rsid="00346f1c"/>
    </style:style>
    <style:style style:name="T11" style:family="text">
      <style:text-properties officeooo:rsid="001f9e45" fo:background-color="#dddddd" loext:char-shading-value="0"/>
    </style:style>
    <style:style style:name="T12" style:family="text">
      <style:text-properties officeooo:rsid="00213e1c" fo:background-color="#dddddd" loext:char-shading-value="0"/>
    </style:style>
    <style:style style:name="T13" style:family="text">
      <style:text-properties officeooo:rsid="00346f1c" fo:background-color="#dddddd" loext:char-shading-value="0"/>
    </style:style>
    <style:style style:name="T14" style:family="text">
      <style:text-properties fo:background-color="#dddddd"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6">1350-1800 sanaa tavoite.</text:span></text:p>
      <text:h text:style-name="P1" text:outline-level="3">Introduction – draft</text:h>
      <text:p text:style-name="P16"><text:span text:style-name="T11">S</text:span><text:span text:style-name="T14">olar energy continues growing as it plays an increasing part in the renewable transition. Technology goes up prices down. In nordic minor, but growing. Resource ok.</text:span></text:p>
      <text:p text:style-name="P2"><text:span text:style-name="T11">Solar energy growth has been very high in recent years, and the growth is continuing. </text:span><text:span text:style-name="T12">The part of solar energy in the global transition to renewable and cleaner energy is large already, and with developing technology and the growth the prices go dwon, leading to more. This transition is also present in nordic, where solar energy plays a minor part, but sees almost doubling growth yearly. In summer production is ok with clear days and long hours. -</text:span><text:span text:style-name="T13">SHORTEN.</text:span><text:span text:style-name="T2"> However, Solar energy is a difficult energy source due to its fluctuating nature. These fluctuations cause problems with grid integration, which causes financial losses and reduces use. These fluctuations are particularly prominent in the nordic climate. To help deal with the fluctuations, SE can be predicted through either pv or its main components, i.e. irradiance. </text:span><text:span text:style-name="T12">Forecasting happens in various methods, but not yet high lat, where methods havent been tested, or methods have specific challenges that havent been answered. Forecasting is essential for the further integration and growth, to meet the crisis/climate action, but can irrad/energy be forecasted in high lat? - </text:span><text:span text:style-name="T13">last Q detatched, mention challenges/nordic lack of forecast more fluently.</text:span></text:p>
      <text:p text:style-name="P4">With various climate change action plans in place, many countris including nordics, have aims for climate neutral energy production. In europe, plans. In nordic, plans. In finland, carbon neutral by 2035?, and aims for energy something. Energy is to be produced in more than one methods, and here solar plays a part. Solar energy has become cheap to use (spain), and cliamte friendly. Use gone up in europe, nordic. In filand, production doubled every year for x-x, and last growth is this much. Much small scale, but also larger, with between in heat wave shop roofs. </text:p>
      <text:p text:style-name="P4">Solar energy use also brings its challenges. Solar energy is a naturally very fluctuating energy source, which <text:s/>mean that energy production can plummet – or recover – in a matter of seconds. The energy grid, however, needs to remain stable, with production and consumption in balance. To avoid the grid instabiity caused by large scale integration, the integration is managed. <text:span text:style-name="T3">More about säätövoima, which is coal and bad.. </text:span>Trading, curtailment are used to control the amout entered into the grid, which with bad plannign or mistakes can lead to significant financial losses. Both further restrict and hinder large scale production and further growth.</text:p>
      <text:p text:style-name="P5">The current way to deal with the fluctuation and following problems, is forecasting solar energy production. Forecasting allows traders to plan production, trading, and meet the aims accuratley, resulting in financial gain and maximum optimised <text:span text:style-name="T3">use of available production</text:span>. <text:span text:style-name="T3">The trading in nordic is in good health, but due to yet minor markets, forecasts have not been available extensively in nordic. </text:span><text:span text:style-name="T10">A few words of existing models. </text:span><text:span text:style-name="T3">Particularly forecasts developed specifically for the nordic requirements have not been found. Yet, forecasts in this particuarly challenging environtment are more necessary than ever.</text:span></text:p>
      <text:p text:style-name="P5"><text:span text:style-name="T3">Foreasting solar energy can be done with forecating production directly, or through forecasting irradiace. Irradiance is incoming radiation, ghi ssr. The fluctuation in irradiance is </text:span><text:soft-page-break/><text:span text:style-name="T3">the reason solar energy fluctuates, as other components eg. panels, are relatively unchanged. Particularly short time scale fluctuation, and the large fluctuations are caused by changes in irradiance, therefore makes sense to focus effort on accurate irrad prediction. Irrad to pv power does require another system, various systems exist, but <text:s/>errors are nevertheless most caused by errors in irrad.</text:span></text:p>
      <text:p text:style-name="P6">As TOA irrad is easy to calculate and predict, with diurnal and yearly etc included, the atmosphere actions are of main interest. Irrad gets attenuated by various factors, inc clouds, aerosols, water vapour. The main contributors are dependent on climate, e.g pollution, sand storms, but in particularly the relatively clean atmosphere of nordic, clouds are a main component.<text:span text:style-name="T4"> In nordic </text:span>Clouds vary in form, fronts and cumulus, and they also cause both very short term fluctuations with thicker summer clouds resulting in mintue to minute plummets from one end to the other, including reflections leading to increased irrad, while <text:span text:style-name="T4">fronts may cause full irrad to stay very low for hours or days. <text:s/>This measn the forecasts also should naturally focus on the clouds.</text:span></text:p>
      <text:p text:style-name="P7">There are many existing methods for forecasting irrad. Methods vary by forecast length, temp frequency, spacial frequency. Measurements often used as a comparison, could be used as base, but they have low spatial coverage, need upkeep etc. Satellite-based have good spatial, and have been found to be good in few hours onwards. Sat sees clouds well, based often on simple extrapolation of clouds. Produce good results with usually relatively simple models. Usually need geostat, which high above equator see clouds very sideways in high lat. Methods have not been tested much here.</text:p>
      <text:p text:style-name="P7">For next day onwards, nwp <text:span text:style-name="T5">is known to be superior. Knowing physics and not just looking, Has ability, unlike many, to create clouds as well as predict movement. Nwp, parituclarly operational, is also very develped, upkept, advanced. However, heavy, not easy to managed, not available. Therefore not for high lat specifically validated for this purpose.</text:span></text:p>
      <text:p text:style-name="P8">To know wheter forecasts can be made for high lat, we have made <text:span text:style-name="T10">and tested</text:span> forecasts systems specifially for this area. To see if there is potential, if it works at all, and at what cost, what works best. We have used specifially satellite based and nwp methods. Sat have good potential, and are simple, good for few hours. Accurate knowledge on clouds. Getting better and stronger, should be used. Nwp on the other hand, is advandced, available, and superior for next day. This comnbination is particularly powerful if it works, and would set finland for the future, enable growth and meet market requirements. <text:span text:style-name="T7">Additionally we look into ml a little. </text:span>Stick to finland and sweden, as represent nordic and trade strong, and area difficult but growing. <text:span text:style-name="T10">Perhaps a bit more about ANN...</text:span></text:p>
      <text:p text:style-name="P10">This thesis aims to mainly <text:span text:style-name="T9">find</text:span> <text:span text:style-name="T9">whether it is</text:span> possible to forecast solar energy in high latitudes. This question is addressed through the following research questions:</text:p>
      <text:list xml:id="list2105162212" text:style-name="L6">
        <text:list-item>
          <text:p text:style-name="P13">Can irrad be forecasted in high lat with satellite-based methods?</text:p>
          <text:list>
            <text:list-header>
              <text:p text:style-name="P11">In paper I we first test the algorithm for estimating GHI with a satellite-based dataset. In paper II we use this algorithm as a base to develop a system specifically for the high latitudes. The development includes validating and choosing the clear sky component, validating the irrad estimates, and developing the final forecast. The forecast is validated against measurements and compared to persistence forecasts in Finland.</text:p>
            </text:list-header>
          </text:list>
        </text:list-item>
        <text:list-item>
          <text:p text:style-name="P13"><text:soft-page-break/>Can irrad be forecasted in high lat with NWP-based methods? How do they compare to the satellte-based methods?</text:p>
          <text:p text:style-name="P12">In Paper III we validate the operational GHI forecasts from models MEPS and MWNC against in situ measurements in Finalnd and Sweden. The models are also compared to forecasts from the satellite-based forecasts and persistence forecasts <text:span text:style-name="T8">to find their comparative performance. </text:span></text:p>
        </text:list-item>
        <text:list-item>
          <text:p text:style-name="P15"><text:span text:style-name="T1">Can PV production be forecasted in Finland with ANN models, and is MEPS necessary in forming the models?</text:span></text:p>
          <text:p text:style-name="P3"><text:span text:style-name="T8">In Paper IV </text:span><text:span text:style-name="T9">an ANN model is developed and tested for Finland. The necessity of MEPS in training the model is tested.</text:span></text:p>
          <text:p text:style-name="P14">This thesis is structured as follow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898in" fo:margin-right="1.02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9:10:51.062195348</meta:creation-date>
    <meta:generator>LibreOffice/7.3.7.2$Linux_X86_64 LibreOffice_project/30$Build-2</meta:generator>
    <dc:date>2022-11-25T14:45:14.375793603</dc:date>
    <meta:editing-duration>PT1H37M46S</meta:editing-duration>
    <meta:editing-cycles>14</meta:editing-cycles>
    <meta:document-statistic meta:table-count="0" meta:image-count="0" meta:object-count="0" meta:page-count="3" meta:paragraph-count="20" meta:word-count="1206" meta:character-count="7629" meta:non-whitespace-character-count="6438"/>
  </office:meta>
</office:document-meta>
</file>